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volini" svg:font-family="Cavolini" style:font-family-generic="script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 fo:text-align="center"/>
      <style:text-properties style:font-name="Comic Sans MS" fo:font-weight="bold" style:font-weight-asian="bold" style:font-weight-complex="bold" fo:font-size="14pt" style:font-size-asian="14pt" style:font-size-complex="11pt"/>
    </style:style>
    <style:style style:name="P2" style:parent-style-name="Textbody" style:family="paragraph">
      <style:text-properties style:font-name="Comic Sans MS" style:font-name-complex="Cavolini" fo:font-style="italic" style:font-style-asian="italic" style:font-style-complex="italic"/>
    </style:style>
    <style:style style:name="T3" style:parent-style-name="Absatz-Standardschriftart" style:family="text">
      <style:text-properties style:font-name="Comic Sans MS" style:font-name-complex="Cavolini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="Comic Sans MS" style:font-name-complex="Cavolini"/>
    </style:style>
    <style:style style:name="T5" style:parent-style-name="Absatz-Standardschriftart" style:family="text">
      <style:text-properties style:font-name="Comic Sans MS" style:font-name-complex="Cavolini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style:font-name="Comic Sans MS" style:font-name-complex="Cavolini"/>
    </style:style>
    <style:style style:name="T7" style:parent-style-name="Absatz-Standardschriftart" style:family="text">
      <style:text-properties style:font-name="Comic Sans MS" style:font-name-complex="Cavolini"/>
    </style:style>
    <style:style style:name="T8" style:parent-style-name="Absatz-Standardschriftart" style:family="text">
      <style:text-properties style:font-name="Comic Sans MS" style:font-name-complex="Cavolin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" style:parent-style-name="Textbody" style:list-style-name="LFO1" style:family="paragraph">
      <style:paragraph-properties fo:margin-left="0.2958in">
        <style:tab-stops/>
      </style:paragraph-properties>
    </style:style>
    <style:style style:name="T10" style:parent-style-name="Absatz-Standardschriftart" style:family="text">
      <style:text-properties style:font-name="Comic Sans MS" style:font-name-complex="Cavolini"/>
    </style:style>
    <style:style style:name="T11" style:parent-style-name="Absatz-Standardschriftart" style:family="text">
      <style:text-properties style:font-name="Comic Sans MS" style:font-name-complex="Cavolini"/>
    </style:style>
    <style:style style:name="T12" style:parent-style-name="Absatz-Standardschriftart" style:family="text">
      <style:text-properties style:font-name="Comic Sans MS" style:font-name-complex="Cavolini" fo:font-size="6pt" style:font-size-asian="6pt"/>
    </style:style>
    <style:style style:name="T13" style:parent-style-name="Absatz-Standardschriftart" style:family="text">
      <style:text-properties style:font-name="Comic Sans MS" style:font-name-complex="Cavolini" style:text-underline-type="single" style:text-underline-style="solid" style:text-underline-width="auto" style:text-underline-mode="continuous"/>
    </style:style>
    <style:style style:name="T14" style:parent-style-name="Absatz-Standardschriftart" style:family="text">
      <style:text-properties style:font-name="Comic Sans MS" style:font-name-complex="Cavolini"/>
    </style:style>
    <style:style style:name="T15" style:parent-style-name="Absatz-Standardschriftart" style:family="text">
      <style:text-properties style:font-name="Comic Sans MS" style:font-name-complex="Cavolini"/>
    </style:style>
    <style:style style:name="P16" style:parent-style-name="Textbody" style:list-style-name="LFO1" style:family="paragraph">
      <style:paragraph-properties fo:margin-left="0.2958in">
        <style:tab-stops/>
      </style:paragraph-properties>
    </style:style>
    <style:style style:name="T17" style:parent-style-name="Absatz-Standardschriftart" style:family="text">
      <style:text-properties style:font-name="Comic Sans MS" style:font-name-complex="Cavolini"/>
    </style:style>
    <style:style style:name="T18" style:parent-style-name="Absatz-Standardschriftart" style:family="text">
      <style:text-properties style:font-name="Comic Sans MS" style:font-name-complex="Cavolini" fo:font-size="14pt" style:font-size-asian="14pt" style:font-size-complex="14pt"/>
    </style:style>
    <style:style style:name="T19" style:parent-style-name="Absatz-Standardschriftart" style:family="text">
      <style:text-properties style:font-name="Comic Sans MS" style:font-name-complex="Cavolini"/>
    </style:style>
    <style:style style:name="T20" style:parent-style-name="Absatz-Standardschriftart" style:family="text">
      <style:text-properties style:font-name="Comic Sans MS" style:font-name-complex="Cavolini"/>
    </style:style>
    <style:style style:name="T21" style:parent-style-name="Absatz-Standardschriftart" style:family="text">
      <style:text-properties style:font-name="Comic Sans MS" style:font-name-complex="Cavolini" fo:font-size="14pt" style:font-size-asian="14pt" style:font-size-complex="14pt"/>
    </style:style>
    <style:style style:name="T22" style:parent-style-name="Absatz-Standardschriftart" style:family="text">
      <style:text-properties style:font-name="Comic Sans MS" style:font-name-complex="Cavolini"/>
    </style:style>
    <style:style style:name="TableColumn24" style:family="table-column">
      <style:table-column-properties style:column-width="1.9687in" style:use-optimal-column-width="false"/>
    </style:style>
    <style:style style:name="TableColumn25" style:family="table-column">
      <style:table-column-properties style:column-width="1.3777in" style:use-optimal-column-width="false"/>
    </style:style>
    <style:style style:name="TableColumn26" style:family="table-column">
      <style:table-column-properties style:column-width="1.575in" style:use-optimal-column-width="false"/>
    </style:style>
    <style:style style:name="TableColumn27" style:family="table-column">
      <style:table-column-properties style:column-width="1.4777in" style:use-optimal-column-width="false"/>
    </style:style>
    <style:style style:name="Table23" style:family="table">
      <style:table-properties style:width="6.3993in" fo:margin-left="0.2937in" table:align="lef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omic Sans MS" style:font-name-complex="Cavolini"/>
    </style:style>
    <style:style style:name="TableCell3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Comic Sans MS" style:font-name-complex="Cavolini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Comic Sans MS" style:font-name-complex="Cavolini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42" style:parent-style-name="Absatz-Standardschriftart" style:family="text">
      <style:text-properties style:font-name="Comic Sans MS" style:font-name-complex="Cavolini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47" style:parent-style-name="Absatz-Standardschriftart" style:family="text">
      <style:text-properties style:font-name="Comic Sans MS" style:font-name-complex="Cavolini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style:font-name="Comic Sans MS" style:font-name-complex="Cavolini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55" style:parent-style-name="Absatz-Standardschriftart" style:family="text">
      <style:text-properties style:font-name="Comic Sans MS" style:font-name-complex="Cavolini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omic Sans MS" style:font-name-complex="Cavolini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style:font-name="Comic Sans MS" style:font-name-complex="Cavolini"/>
    </style:style>
    <style:style style:name="TableCell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67" style:parent-style-name="Absatz-Standardschriftart" style:family="text">
      <style:text-properties style:font-name="Comic Sans MS" style:font-name-complex="Cavolini"/>
    </style:style>
    <style:style style:name="T68" style:parent-style-name="Absatz-Standardschriftart" style:family="text">
      <style:text-properties style:font-name="Comic Sans MS" style:font-name-complex="Cavolini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style:font-name="Comic Sans MS" style:font-name-complex="Cavolini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</style:style>
    <style:style style:name="T76" style:parent-style-name="Absatz-Standardschriftart" style:family="text">
      <style:text-properties style:font-name="Comic Sans MS" style:font-name-complex="Cavolini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omic Sans MS" style:font-name-complex="Cavolini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style:font-name="Comic Sans MS" style:font-name-complex="Cavolini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84" style:parent-style-name="Absatz-Standardschriftart" style:family="text">
      <style:text-properties style:font-name="Comic Sans MS" style:font-name-complex="Cavolini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style:font-name="Comic Sans MS" style:font-name-complex="Cavolini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omic Sans MS" style:font-name-complex="Cavolini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omic Sans MS" style:font-name-complex="Cavolini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96" style:parent-style-name="Absatz-Standardschriftart" style:family="text">
      <style:text-properties style:font-name="Comic Sans MS" style:font-name-complex="Cavolini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Comic Sans MS" style:font-name-complex="Cavolini"/>
    </style:style>
    <style:style style:name="P99" style:parent-style-name="Textbody" style:family="paragraph">
      <style:text-properties style:font-name="Comic Sans MS" style:font-name-complex="Cavolini"/>
    </style:style>
    <style:style style:name="P100" style:parent-style-name="Textbody" style:list-style-name="LFO1" style:family="paragraph">
      <style:paragraph-properties fo:margin-left="0.2958in">
        <style:tab-stops/>
      </style:paragraph-properties>
    </style:style>
    <style:style style:name="T101" style:parent-style-name="Absatz-Standardschriftart" style:family="text">
      <style:text-properties style:font-name="Comic Sans MS" style:font-name-complex="Cavolini"/>
    </style:style>
    <style:style style:name="T102" style:parent-style-name="Absatz-Standardschriftart" style:family="text">
      <style:text-properties style:font-name="Comic Sans MS" style:font-name-complex="Cavolini"/>
    </style:style>
    <style:style style:name="T103" style:parent-style-name="Absatz-Standardschriftart" style:family="text">
      <style:text-properties style:font-name="Comic Sans MS" style:font-name-complex="Cavolini" style:text-underline-type="single" style:text-underline-style="solid" style:text-underline-width="auto" style:text-underline-mode="continuous"/>
    </style:style>
    <style:style style:name="T104" style:parent-style-name="Absatz-Standardschriftart" style:family="text">
      <style:text-properties style:font-name="Comic Sans MS" style:font-name-complex="Cavolini"/>
    </style:style>
    <style:style style:name="T105" style:parent-style-name="Absatz-Standardschriftart" style:family="text">
      <style:text-properties style:font-name="Comic Sans MS" style:font-name-complex="Cavolini"/>
    </style:style>
    <style:style style:name="T106" style:parent-style-name="Absatz-Standardschriftart" style:family="text">
      <style:text-properties style:font-name="Comic Sans MS" style:font-name-complex="Cavolini"/>
    </style:style>
    <style:style style:name="T107" style:parent-style-name="Absatz-Standardschriftart" style:family="text">
      <style:text-properties style:font-name="Comic Sans MS" style:font-name-complex="Cavolini" style:text-underline-type="single" style:text-underline-style="solid" style:text-underline-width="auto" style:text-underline-mode="continuous"/>
    </style:style>
    <style:style style:name="T108" style:parent-style-name="Absatz-Standardschriftart" style:family="text">
      <style:text-properties style:font-name="Comic Sans MS" style:font-name-complex="Cavolini"/>
    </style:style>
    <style:style style:name="T109" style:parent-style-name="Absatz-Standardschriftart" style:family="text">
      <style:text-properties style:font-name="Comic Sans MS" style:font-name-complex="Cavolini"/>
    </style:style>
    <style:style style:name="P110" style:parent-style-name="Textbody" style:family="paragraph">
      <style:paragraph-properties fo:break-before="page"/>
    </style:style>
    <style:style style:name="T111" style:parent-style-name="Absatz-Standardschriftar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P112" style:parent-style-name="Textbody" style:family="paragraph">
      <style:text-properties style:font-name="Calibri" style:font-name-complex="Calibri"/>
    </style:style>
    <style:style style:name="P113" style:parent-style-name="Textbody" style:list-style-name="LFO2" style:family="paragraph">
      <style:text-properties style:font-name="Calibri" style:font-name-complex="Calibri"/>
    </style:style>
    <style:style style:name="P114" style:parent-style-name="Textbody" style:list-style-name="LFO2" style:family="paragraph">
      <style:text-properties style:font-name="Calibri" style:font-name-complex="Calibri"/>
    </style:style>
    <style:style style:name="P115" style:parent-style-name="Textbody" style:list-style-name="LFO2" style:family="paragraph">
      <style:text-properties style:font-name="Calibri" style:font-name-complex="Calibri"/>
    </style:style>
    <style:style style:name="P116" style:parent-style-name="Textbody" style:family="paragraph">
      <style:text-properties style:font-name="Calibri" style:font-name-complex="Calibri"/>
    </style:style>
    <style:style style:name="TableColumn118" style:family="table-column">
      <style:table-column-properties style:column-width="1.7701in" style:use-optimal-column-width="false"/>
    </style:style>
    <style:style style:name="TableColumn119" style:family="table-column">
      <style:table-column-properties style:column-width="1.6736in" style:use-optimal-column-width="false"/>
    </style:style>
    <style:style style:name="TableColumn120" style:family="table-column">
      <style:table-column-properties style:column-width="1.5763in" style:use-optimal-column-width="false"/>
    </style:style>
    <style:style style:name="TableColumn121" style:family="table-column">
      <style:table-column-properties style:column-width="1.6729in" style:use-optimal-column-width="false"/>
    </style:style>
    <style:style style:name="Table117" style:family="table">
      <style:table-properties style:width="6.693in" fo:margin-left="0in" table:align="left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4" style:parent-style-name="TableContents" style:family="paragraph">
      <style:text-properties style:font-name="Calibri" style:font-name-complex="Calibri"/>
    </style:style>
    <style:style style:name="TableCell1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Cell12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Calibri" style:font-name-complex="Calibri" fo:font-weight="bold" style:font-weight-asian="bold" style:font-weight-complex="bold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Calibri" style:font-name-complex="Calibri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Calibri" style:font-name-complex="Calibri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140" style:parent-style-name="Absatz-Standardschriftart" style:family="text">
      <style:text-properties style:font-name="Calibri" style:font-name-asian="Arial" style:font-name-complex="Calibri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text-properties style:font-name="Calibri" style:font-name-complex="Calibri" fo:font-weight="bold" style:font-weight-asian="bold" style:font-weight-complex="bold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Calibri" style:font-name-complex="Calibri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Calibri" style:font-name-complex="Calibri"/>
    </style:style>
    <style:style style:name="TableCell1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style:font-name="Calibri" style:font-name-complex="Calibri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Calibri" style:font-name-complex="Calibri" fo:font-weight="bold" style:font-weight-asian="bold" style:font-weight-complex="bold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style:font-name-complex="Calibri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style:font-name-complex="Calibri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style:font-name-complex="Calibri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Calibri" style:font-name-complex="Calibri" fo:font-weight="bold" style:font-weight-asian="bold" style:font-weight-complex="bold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style:font-name-complex="Calibri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style:font-name-complex="Calibri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style:font-name-complex="Calibri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alibri" style:font-name-complex="Calibri" fo:font-weight="bold" style:font-weight-asian="bold" style:font-weight-complex="bold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Calibri" style:font-name-complex="Calibri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Calibri" style:font-name-complex="Calibri"/>
    </style:style>
    <style:style style:name="TableCell1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style:font-name-complex="Calibri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Calibri" style:font-name-complex="Calibri" fo:font-weight="bold" style:font-weight-asian="bold" style:font-weight-complex="bold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style:font-name-complex="Calibri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Calibri" style:font-name-complex="Calibri"/>
    </style:style>
    <style:style style:name="TableCell1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Calibri" style:font-name-complex="Calibri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style:font-name="Calibri" style:font-name-complex="Calibri" fo:font-weight="bold" style:font-weight-asian="bold" style:font-weight-complex="bold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style:font-name-complex="Calibri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 style:font-name-complex="Calibri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Calibri" style:font-name-complex="Calibri"/>
    </style:style>
    <style:style style:name="P195" style:parent-style-name="Standard" style:family="paragraph">
      <style:text-properties style:font-name="Calibri" style:font-name-complex="Calibri"/>
    </style:style>
    <style:style style:name="P196" style:parent-style-name="Standard" style:family="paragraph">
      <style:text-properties style:font-name="Calibri" style:font-name-complex="Calibri"/>
    </style:style>
    <style:style style:name="P197" style:parent-style-name="Textbody" style:family="paragraph">
      <style:paragraph-properties fo:margin-left="0.2958in" fo:text-indent="-0.2958in">
        <style:tab-stops/>
      </style:paragraph-properties>
      <style:text-properties style:font-name="Calibri" style:font-name-complex="Calibri"/>
    </style:style>
    <style:style style:name="P198" style:parent-style-name="Standard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199" style:parent-style-name="Standard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200" style:parent-style-name="Standard" style:family="paragraph">
      <style:paragraph-properties fo:margin-left="0.25in">
        <style:tab-stops/>
      </style:paragraph-properties>
      <style:text-properties style:font-name="Calibri" style:font-name-complex="Calibri"/>
    </style:style>
    <style:style style:name="P201" style:parent-style-name="Standard" style:family="paragraph">
      <style:text-properties style:font-name="Calibri" style:font-name-complex="Calibri"/>
    </style:style>
    <style:style style:name="P202" style:parent-style-name="Standard" style:family="paragraph">
      <style:text-properties style:font-name="Calibri" style:font-name-complex="Calibri"/>
    </style:style>
    <style:style style:name="T203" style:parent-style-name="Absatz-Standardschriftart" style:family="text">
      <style:text-properties style:font-name="Calibri" style:font-name-complex="Calibri" fo:font-weight="bold" style:font-weight-asian="bold" style:font-weight-complex="bold"/>
    </style:style>
    <style:style style:name="T204" style:parent-style-name="Absatz-Standardschriftart" style:family="text">
      <style:text-properties style:font-name="Calibri" style:font-name-complex="Calibri"/>
    </style:style>
    <style:style style:name="T205" style:parent-style-name="Absatz-Standardschriftart" style:family="text">
      <style:text-properties style:font-name="Calibri" style:font-name-complex="Calibri" style:text-underline-type="single" style:text-underline-style="solid" style:text-underline-width="auto" style:text-underline-mode="continuous"/>
    </style:style>
    <style:style style:name="T206" style:parent-style-name="Absatz-Standardschriftart" style:family="text">
      <style:text-properties style:font-name="Calibri" style:font-name-complex="Calibri"/>
    </style:style>
    <style:style style:name="T207" style:parent-style-name="Absatz-Standardschriftart" style:family="text">
      <style:text-properties style:font-name="Calibri" style:font-name-complex="Calibri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8" style:parent-style-name="Absatz-Standardschriftart" style:family="text">
      <style:text-properties style:font-name="Calibri" style:font-name-complex="Calibri"/>
    </style:style>
    <style:style style:name="T209" style:parent-style-name="Absatz-Standardschriftart" style:family="text">
      <style:text-properties style:font-name="Calibri" style:font-name-complex="Calibri"/>
    </style:style>
    <style:style style:name="T210" style:parent-style-name="Absatz-Standardschriftart" style:family="text">
      <style:text-properties style:font-name="Calibri" style:font-name-complex="Calibri"/>
    </style:style>
    <style:style style:name="T211" style:parent-style-name="Absatz-Standardschriftart" style:family="text">
      <style:text-properties style:font-name="Calibri" style:font-name-complex="Calibri"/>
    </style:style>
    <style:style style:name="P212" style:parent-style-name="Standard" style:family="paragraph">
      <style:text-properties style:font-name="Calibri" style:font-name-complex="Calibri"/>
    </style:style>
    <style:style style:name="T213" style:parent-style-name="Absatz-Standardschriftart" style:family="text">
      <style:text-properties style:font-name="Calibri" style:font-name-complex="Calibri"/>
    </style:style>
    <style:style style:name="P214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215" style:parent-style-name="Absatz-Standardschriftart" style:family="text">
      <style:text-properties style:font-name="Calibri" style:font-name-complex="Calibri"/>
    </style:style>
    <style:style style:name="P216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217" style:parent-style-name="Absatz-Standardschriftart" style:family="text">
      <style:text-properties style:font-name="Calibri" style:font-name-complex="Calibri"/>
    </style:style>
    <style:style style:name="P21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/>
    </style:style>
    <style:style style:name="T219" style:parent-style-name="Absatz-Standardschriftart" style:family="text">
      <style:text-properties style:font-name="Calibri" style:font-name-complex="Calibri"/>
    </style:style>
    <style:style style:name="P220" style:parent-style-name="Standard" style:family="paragraph">
      <style:text-properties style:font-name="Calibri" style:font-name-complex="Calibri"/>
    </style:style>
    <style:style style:name="P221" style:parent-style-name="Standard" style:family="paragraph">
      <style:text-properties style:font-name="Calibri" style:font-name-complex="Calibri"/>
    </style:style>
    <style:style style:name="T222" style:parent-style-name="Absatz-Standardschriftart" style:family="text">
      <style:text-properties style:font-name="Calibri" style:font-name-complex="Calibri"/>
    </style:style>
    <style:style style:name="P223" style:parent-style-name="Standard" style:family="paragraph">
      <style:text-properties style:font-name="Calibri" style:font-name-complex="Calibri"/>
    </style:style>
    <style:style style:name="T224" style:parent-style-name="Absatz-Standardschriftart" style:family="text">
      <style:text-properties style:font-name="Calibri" style:font-name-complex="Calibri"/>
    </style:style>
    <style:style style:name="P225" style:parent-style-name="Standard" style:family="paragraph">
      <style:text-properties style:font-name="Calibri" style:font-name-complex="Calibri"/>
    </style:style>
    <style:style style:name="P226" style:parent-style-name="Standard" style:family="paragraph">
      <style:text-properties style:font-name="Calibri" style:font-name-complex="Calibri"/>
    </style:style>
    <style:style style:name="T227" style:parent-style-name="Absatz-Standardschriftart" style:family="text">
      <style:text-properties style:font-name="Calibri" style:font-name-complex="Calibri"/>
    </style:style>
    <style:style style:name="P228" style:parent-style-name="Standard" style:family="paragraph">
      <style:paragraph-properties fo:break-before="page" fo:text-align="center"/>
    </style:style>
    <style:style style:name="T229" style:parent-style-name="Absatz-Standardschriftart" style:family="text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230" style:parent-style-name="Standard" style:family="paragraph">
      <style:text-properties style:font-name="Calibri" style:font-name-complex="Calibri"/>
    </style:style>
    <style:style style:name="P231" style:parent-style-name="Standard" style:family="paragraph">
      <style:text-properties style:font-name="Calibri" style:font-name-complex="Calibri"/>
    </style:style>
    <style:style style:name="T232" style:parent-style-name="Absatz-Standardschriftart" style:family="text">
      <style:text-properties style:font-name="Arial"/>
    </style:style>
    <style:style style:name="P233" style:parent-style-name="Standard" style:family="paragraph">
      <style:paragraph-properties fo:line-height="200%"/>
    </style:style>
    <style:style style:name="P234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35" style:parent-style-name="Absatz-Standardschriftart" style:family="text">
      <style:text-properties style:font-name="Arial"/>
    </style:style>
    <style:style style:name="P236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37" style:parent-style-name="Absatz-Standardschriftart" style:family="text">
      <style:text-properties style:font-name="Arial"/>
    </style:style>
    <style:style style:name="P238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39" style:parent-style-name="Absatz-Standardschriftart" style:family="text">
      <style:text-properties style:font-name="Arial"/>
    </style:style>
    <style:style style:name="P240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41" style:parent-style-name="Absatz-Standardschriftart" style:family="text">
      <style:text-properties style:font-name="Arial"/>
    </style:style>
    <style:style style:name="P242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43" style:parent-style-name="Absatz-Standardschriftart" style:family="text">
      <style:text-properties style:font-name="Arial"/>
    </style:style>
    <style:style style:name="P244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45" style:parent-style-name="Absatz-Standardschriftart" style:family="text">
      <style:text-properties style:font-name="Arial"/>
    </style:style>
    <style:style style:name="P246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47" style:parent-style-name="Absatz-Standardschriftart" style:family="text">
      <style:text-properties style:font-name="Arial"/>
    </style:style>
    <style:style style:name="P248" style:parent-style-name="Standard" style:family="paragraph">
      <style:paragraph-properties fo:margin-top="0.1576in" fo:margin-bottom="0.1576in" fo:line-height="200%" fo:margin-left="0.6402in">
        <style:tab-stops/>
      </style:paragraph-properties>
    </style:style>
    <style:style style:name="T249" style:parent-style-name="Absatz-Standardschriftart" style:family="text">
      <style:text-properties style:font-name="Arial"/>
    </style:style>
    <style:style style:name="P250" style:parent-style-name="Standard" style:family="paragraph">
      <style:paragraph-properties fo:margin-top="0.1576in" fo:margin-bottom="0.1576in" fo:line-height="200%" fo:margin-left="0.6402in">
        <style:tab-stops/>
      </style:paragraph-properties>
    </style:style>
    <style:style style:name="T251" style:parent-style-name="Absatz-Standardschriftart" style:family="text">
      <style:text-properties style:font-name="Arial"/>
    </style:style>
    <style:style style:name="P252" style:parent-style-name="Standard" style:family="paragraph">
      <style:paragraph-properties fo:margin-top="0.1576in" fo:margin-bottom="0.1576in" fo:line-height="200%" fo:margin-left="0.6402in">
        <style:tab-stops/>
      </style:paragraph-properties>
    </style:style>
    <style:style style:name="T253" style:parent-style-name="Absatz-Standardschriftart" style:family="text">
      <style:text-properties style:font-name="Arial"/>
    </style:style>
    <style:style style:name="P254" style:parent-style-name="Standard" style:family="paragraph">
      <style:paragraph-properties fo:line-height="200%"/>
    </style:style>
    <style:style style:name="P255" style:parent-style-name="Standard" style:family="paragraph">
      <style:paragraph-properties fo:break-before="page" fo:text-align="center"/>
    </style:style>
    <style:style style:name="T256" style:parent-style-name="Absatz-Standardschriftart" style:family="text">
      <style:text-properties style:font-name="Arial" fo:font-weight="bold" style:font-weight-asian="bold" style:font-weight-complex="bold" fo:font-size="16pt" style:font-size-asian="16pt" style:font-size-complex="16pt"/>
    </style:style>
    <style:style style:name="T257" style:parent-style-name="Absatz-Standardschriftart" style:family="text">
      <style:text-properties style:font-name="Arial"/>
    </style:style>
    <style:style style:name="T258" style:parent-style-name="Absatz-Standardschriftart" style:family="text">
      <style:text-properties style:font-name="Arial"/>
    </style:style>
    <style:style style:name="P259" style:parent-style-name="Standard" style:family="paragraph">
      <style:paragraph-properties fo:line-height="200%"/>
    </style:style>
    <style:style style:name="P260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61" style:parent-style-name="Absatz-Standardschriftart" style:family="text">
      <style:text-properties style:font-name="Arial"/>
    </style:style>
    <style:style style:name="P262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63" style:parent-style-name="Absatz-Standardschriftart" style:family="text">
      <style:text-properties style:font-name="Arial"/>
    </style:style>
    <style:style style:name="P264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65" style:parent-style-name="Absatz-Standardschriftart" style:family="text">
      <style:text-properties style:font-name="Arial"/>
    </style:style>
    <style:style style:name="P266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67" style:parent-style-name="Absatz-Standardschriftart" style:family="text">
      <style:text-properties style:font-name="Arial"/>
    </style:style>
    <style:style style:name="P268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69" style:parent-style-name="Absatz-Standardschriftart" style:family="text">
      <style:text-properties style:font-name="Arial"/>
    </style:style>
    <style:style style:name="P270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71" style:parent-style-name="Absatz-Standardschriftart" style:family="text">
      <style:text-properties style:font-name="Arial"/>
    </style:style>
    <style:style style:name="P272" style:parent-style-name="Standard" style:family="paragraph">
      <style:paragraph-properties fo:margin-top="0.1576in" fo:margin-bottom="0.1576in" fo:line-height="200%">
        <style:tab-stops>
          <style:tab-stop style:type="left" style:position="0.0451in"/>
        </style:tab-stops>
      </style:paragraph-properties>
    </style:style>
    <style:style style:name="T273" style:parent-style-name="Absatz-Standardschriftart" style:family="text">
      <style:text-properties style:font-name="Arial"/>
    </style:style>
    <style:style style:name="P274" style:parent-style-name="Standard" style:family="paragraph">
      <style:paragraph-properties fo:margin-top="0.1576in" fo:margin-bottom="0.1576in" fo:line-height="200%" fo:margin-left="0.6402in">
        <style:tab-stops/>
      </style:paragraph-properties>
    </style:style>
    <style:style style:name="T275" style:parent-style-name="Absatz-Standardschriftart" style:family="text">
      <style:text-properties style:font-name="Arial"/>
    </style:style>
    <style:style style:name="P276" style:parent-style-name="Standard" style:family="paragraph">
      <style:paragraph-properties fo:margin-top="0.1576in" fo:margin-bottom="0.1576in" fo:line-height="200%" fo:margin-left="0.6402in">
        <style:tab-stops/>
      </style:paragraph-properties>
    </style:style>
    <style:style style:name="T277" style:parent-style-name="Absatz-Standardschriftart" style:family="text">
      <style:text-properties style:font-name="Arial"/>
    </style:style>
    <style:style style:name="P278" style:parent-style-name="Standard" style:family="paragraph">
      <style:paragraph-properties fo:margin-top="0.1576in" fo:margin-bottom="0.1576in" fo:line-height="200%" fo:margin-left="0.6402in">
        <style:tab-stops/>
      </style:paragraph-properties>
    </style:style>
    <style:style style:name="T279" style:parent-style-name="Absatz-Standardschriftart" style:family="text">
      <style:text-properties style:font-name="Arial"/>
    </style:style>
    <style:style style:family="graphic" style:name="a1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left" style:vertical-pos="from-top" draw:auto-grow-width="false" draw:auto-grow-height="false"/>
      <style:paragraph-properties style:font-independent-line-spacing="tru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9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ragraph" style:horizontal-pos="center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Stoffe können in Stoffklassen eingeteilt werden</text:p>
      <text:p text:style-name="P2">Viele Stoffe haben ähnliche Eigenschaften. Daher werden sie gerne in sogenannten Stoffklassen zusammengefasst. Stoffe aus einer Stoffklasse haben manchmal nicht nur ähnliche<text:s/>Eigenschaften, sondern ähneln sich auch in ihrem Aufbau und sie gehen ähnliche chemische Reaktionen ein.</text:p>
      <text:p text:style-name="Textbody"><text:span text:style-name="T3">Material</text:span><text:span text:style-name="T4">: Reagenzgläser, RG-Ständer, RG-Klammer, Spatel, Low-Cost-Leitfähigkeitsmesser, Schutzbrille</text:span></text:p>
      <text:p text:style-name="Textbody"><text:span text:style-name="T5">Stoffe:</text:span><text:span text:style-name="T6"><text:s/>entmineralisiertes (demin.) Wasser, Eisenn</text:span><text:span text:style-name="T7">agel, Kupferblech, Natriumacetat, Glycerin, Kaliumnatriumtartrat</text:span></text:p>
      <text:p text:style-name="Textbody"><text:span text:style-name="T8">Aufgabe:</text:span></text:p>
      <text:list text:style-name="LFO1" text:continue-numbering="true">
        <text:list-item>
          <text:p text:style-name="P9"><text:span text:style-name="T10">Untersuche die Stoffe auf gemeinsame Eigenschaften. Nutze dabei nur deine Augen und Hände als Hilfsmittel. Gruppiere Stoffe mit ähnlichen Eigenschaften.</text:span><text:span text:style-name="T11"><text:line-break/></text:span><text:span text:style-name="T12"><text:line-break/></text:span><text:span text:style-name="T13">Hilfestellung</text:span><text:span text:style-name="T14">: Mögliche Eige</text:span><text:span text:style-name="T15">nschaften sind Glanz, Farbe, Aggregatzustand bei Raumtemperatur, Verformbarkeit und Wärmeleitfähigkeit.</text:span></text:p>
        </text:list-item>
        <text:list-item>
          <text:p text:style-name="P16"><text:span text:style-name="T17">Messe die elektrische Leitfähigkeit der verschiedenen Stoffe im festen und flüssigen Aggregatzustand sowie in Wasser gelöst. Trage deine Ergebnisse (</text:span><text:span text:style-name="T18">+</text:span><text:span text:style-name="T19"><text:s/>/</text:span><text:span text:style-name="T20"><text:s/></text:span><text:span text:style-name="T21">-</text:span><text:span text:style-name="T22">) in die unten stehenden Tabelle ein.<text:s/></text:span></text:p>
        </text:list-item>
      </text:list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/>
          </table:table-cell>
          <table:table-cell table:style-name="TableCell31">
            <text:p text:style-name="P32">fest</text:p>
          </table:table-cell>
          <table:table-cell table:style-name="TableCell33">
            <text:p text:style-name="P34">flüssig</text:p>
          </table:table-cell>
          <table:table-cell table:style-name="TableCell35">
            <text:p text:style-name="P36">in Wasser gelöst</text:p>
          </table:table-cell>
        </table:table-row>
        <table:table-row table:style-name="TableRow37">
          <table:table-cell table:style-name="TableCell38">
            <text:p text:style-name="P39">Demin. Wasser</text:p>
          </table:table-cell>
          <table:table-cell table:style-name="TableCell40">
            <text:p text:style-name="P41"><text:span text:style-name="T42"><draw:connector draw:type="line" svg:x1="0.04444in" svg:y1="0.22014in" svg:x2="1.24236in" svg:y2="-0.00903in" draw:z-index="251659264" draw:id="id0" draw:style-name="a0" draw:name="Gerader Verbinder 2" text:anchor-type="paragraph"><svg:title/><svg:desc/></draw:connector></text:span></text:p>
          </table:table-cell>
          <table:table-cell table:style-name="TableCell43">
            <text:p text:style-name="P44"/>
          </table:table-cell>
          <table:table-cell table:style-name="TableCell45">
            <text:p text:style-name="P46"><text:span text:style-name="T47"><draw:connector draw:type="line" svg:x1="0.06736in" svg:y1="0.22639in" svg:x2="1.26528in" svg:y2="-0.00208in" draw:z-index="251661312" draw:id="id1" draw:style-name="a1" draw:name="Gerader Verbinder 3" text:anchor-type="paragraph"><svg:title/><svg:desc/></draw:connector></text:span></text:p>
          </table:table-cell>
        </table:table-row>
        <table:table-row table:style-name="TableRow48">
          <table:table-cell table:style-name="TableCell49">
            <text:p text:style-name="P50">Eisen</text:p>
          </table:table-cell>
          <table:table-cell table:style-name="TableCell51">
            <text:p text:style-name="P52"/>
          </table:table-cell>
          <table:table-cell table:style-name="TableCell53">
            <text:p text:style-name="P54"><text:span text:style-name="T55"><draw:connector draw:type="line" svg:x1="0.09028in" svg:y1="0.2375in" svg:x2="1.2875in" svg:y2="0.00903in" draw:z-index="251663360" draw:id="id2" draw:style-name="a2" draw:name="Gerader Verbinder 4" text:anchor-type="paragraph"><svg:title/><svg:desc/></draw:connector></text:span></text:p>
          </table:table-cell>
          <table:table-cell table:style-name="TableCell56">
            <text:p text:style-name="P57">unlöslich</text:p>
          </table:table-cell>
        </table:table-row>
        <table:table-row table:style-name="TableRow58">
          <table:table-cell table:style-name="TableCell59">
            <text:p text:style-name="P60">Kupfer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><text:span text:style-name="T67"><draw:connector draw:type="line" svg:x1="-1.52639in" svg:y1="0.22014in" svg:x2="-0.32847in" svg:y2="-0.00903in" draw:z-index="251667456" draw:id="id3" draw:style-name="a3" draw:name="Gerader Verbinder 6" text:anchor-type="paragraph"><svg:title/><svg:desc/></draw:connector></text:span><text:span text:style-name="T68"><text:s/>unlöslich</text:span></text:p>
          </table:table-cell>
        </table:table-row>
        <table:table-row table:style-name="TableRow69">
          <table:table-cell table:style-name="TableCell70">
            <text:p text:style-name="P71">Natriumacetat</text:p>
          </table:table-cell>
          <table:table-cell table:style-name="TableCell72">
            <text:p text:style-name="P73"/>
          </table:table-cell>
          <table:table-cell table:style-name="TableCell74">
            <text:p text:style-name="P75"><text:span text:style-name="T76"><draw:connector draw:type="line" svg:x1="0.03819in" svg:y1="0.22361in" svg:x2="1.23611in" svg:y2="-0.00556in" draw:z-index="251670528" draw:id="id4" draw:style-name="a4" draw:name="Gerader Verbinder 8" text:anchor-type="paragraph"><svg:title/><svg:desc/></draw:connector></text:span>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Glycerin</text:p>
          </table:table-cell>
          <table:table-cell table:style-name="TableCell82">
            <text:p text:style-name="P83"><text:span text:style-name="T84"><draw:connector draw:type="line" svg:x1="-0.00625in" svg:y1="0.2375in" svg:x2="1.19167in" svg:y2="0.00903in" draw:z-index="251674624" draw:id="id5" draw:style-name="a5" draw:name="Gerader Verbinder 10" text:anchor-type="paragraph"><svg:title/><svg:desc/></draw:connector></text:span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Kaliumnatriumtartrat</text:p>
          </table:table-cell>
          <table:table-cell table:style-name="TableCell92">
            <text:p text:style-name="P93"/>
          </table:table-cell>
          <table:table-cell table:style-name="TableCell94">
            <text:p text:style-name="P95"><text:span text:style-name="T96"><draw:connector draw:type="line" svg:x1="0.10625in" svg:y1="0.20903in" svg:x2="1.30417in" svg:y2="-0.01944in" draw:z-index="251672576" draw:id="id6" draw:style-name="a6" draw:name="Gerader Verbinder 9" text:anchor-type="paragraph"><svg:title/><svg:desc/></draw:connector></text:span></text:p>
          </table:table-cell>
          <table:table-cell table:style-name="TableCell97">
            <text:p text:style-name="P98"/>
          </table:table-cell>
        </table:table-row>
      </table:table>
      <text:p text:style-name="P99"/>
      <text:list text:style-name="LFO1" text:continue-numbering="true">
        <text:list-item>
          <text:p text:style-name="P100"><text:span text:style-name="T101">Auch mithilfe der Eigenschaften aus Aufgabe b) lassen<text:s/></text:span><text:span text:style-name="T102">sich die Stoffe in Gruppen einteilen. Trage die Ergebnisse aus Aufgabe a) und b) zusammen, indem du die Stoffe tabellarisch in<text:s/></text:span><text:span text:style-name="T103">drei</text:span><text:span text:style-name="T104"><text:s/>Gruppen unterteilst.<text:s/></text:span><text:span text:style-name="T105"><text:line-break/></text:span><text:span text:style-name="T106"><text:line-break/></text:span><text:span text:style-name="T107">Hinweis</text:span><text:span text:style-name="T108">: Die drei Gruppen werden in der Chemie als Metalle, Salze und flüchtige (bzw. molekulare) Sto</text:span><text:span text:style-name="T109">ffe bezeichnet.</text:span></text:p>
        </text:list-item>
      </text:list>
      <text:soft-page-break/>
      <text:p text:style-name="P110"><text:span text:style-name="T111">Erwartung/ mögliche Lösungen:</text:span></text:p>
      <text:p text:style-name="P112">a)<text:tab/>Es gibt zwei klare flüssige Stoffe. Wasser und Glycerin gehören zu einer Gruppe.</text:p>
      <text:list text:style-name="LFO2" text:continue-numbering="true">
        <text:list-item>
          <text:p text:style-name="P113">Es gibt zwei Stoffe, die metallisch glänzend, duktil (biegsam) und fest sind. Kupfer und Eisen gehören zu einer Gruppe.</text:p>
        </text:list-item>
        <text:list-item>
          <text:p text:style-name="P114">Es gibt zwei Stoffe, die knirschen, wenn sie zerrieben werden. Natriumacetat und Kaliumnatriumtartrat gehören zu einer Gruppe.</text:p>
        </text:list-item>
        <text:list-item>
          <text:p text:style-name="P115">Schwefel ist farbig, aber nicht glänzend und knirscht nicht/ nur wenig und passt zu keinem der anderen Stoffe.</text:p>
        </text:list-item>
      </text:list>
      <text:p text:style-name="P116">b)</text:p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P124"/>
          </table:table-cell>
          <table:table-cell table:style-name="TableCell125">
            <text:p text:style-name="P126">fest</text:p>
          </table:table-cell>
          <table:table-cell table:style-name="TableCell127">
            <text:p text:style-name="P128">flüssig</text:p>
          </table:table-cell>
          <table:table-cell table:style-name="TableCell129">
            <text:p text:style-name="P130">in<text:s/>Wasser gelöst</text:p>
          </table:table-cell>
        </table:table-row>
        <table:table-row table:style-name="TableRow131">
          <table:table-cell table:style-name="TableCell132">
            <text:p text:style-name="P133">Wasser</text:p>
          </table:table-cell>
          <table:table-cell table:style-name="TableCell134">
            <text:p text:style-name="P135">nicht messen</text:p>
          </table:table-cell>
          <table:table-cell table:style-name="TableCell136">
            <text:p text:style-name="P137">-</text:p>
          </table:table-cell>
          <table:table-cell table:style-name="TableCell138">
            <text:p text:style-name="P139"><text:span text:style-name="T140">-</text:span></text:p>
          </table:table-cell>
        </table:table-row>
        <table:table-row table:style-name="TableRow141">
          <table:table-cell table:style-name="TableCell142">
            <text:p text:style-name="P143">Eisen</text:p>
          </table:table-cell>
          <table:table-cell table:style-name="TableCell144">
            <text:p text:style-name="P145">+</text:p>
          </table:table-cell>
          <table:table-cell table:style-name="TableCell146">
            <text:p text:style-name="P147">nicht messen</text:p>
          </table:table-cell>
          <table:table-cell table:style-name="TableCell148">
            <text:p text:style-name="P149">unlöslich</text:p>
          </table:table-cell>
        </table:table-row>
        <table:table-row table:style-name="TableRow150">
          <table:table-cell table:style-name="TableCell151">
            <text:p text:style-name="P152">Kupfer</text:p>
          </table:table-cell>
          <table:table-cell table:style-name="TableCell153">
            <text:p text:style-name="P154">+</text:p>
          </table:table-cell>
          <table:table-cell table:style-name="TableCell155">
            <text:p text:style-name="P156">nicht messen</text:p>
          </table:table-cell>
          <table:table-cell table:style-name="TableCell157">
            <text:p text:style-name="P158">unlöslich</text:p>
          </table:table-cell>
        </table:table-row>
        <table:table-row table:style-name="TableRow159">
          <table:table-cell table:style-name="TableCell160">
            <text:p text:style-name="P161">Natriumacetat</text:p>
          </table:table-cell>
          <table:table-cell table:style-name="TableCell162">
            <text:p text:style-name="P163">-</text:p>
          </table:table-cell>
          <table:table-cell table:style-name="TableCell164">
            <text:p text:style-name="P165">nicht messen</text:p>
          </table:table-cell>
          <table:table-cell table:style-name="TableCell166">
            <text:p text:style-name="P167">+</text:p>
          </table:table-cell>
        </table:table-row>
        <table:table-row table:style-name="TableRow168">
          <table:table-cell table:style-name="TableCell169">
            <text:p text:style-name="P170">Glycerin</text:p>
          </table:table-cell>
          <table:table-cell table:style-name="TableCell171">
            <text:p text:style-name="P172">nicht messen</text:p>
          </table:table-cell>
          <table:table-cell table:style-name="TableCell173">
            <text:p text:style-name="P174">-</text:p>
          </table:table-cell>
          <table:table-cell table:style-name="TableCell175">
            <text:p text:style-name="P176">-</text:p>
          </table:table-cell>
        </table:table-row>
        <table:table-row table:style-name="TableRow177">
          <table:table-cell table:style-name="TableCell178">
            <text:p text:style-name="P179">Kaliumnatriumtartrat</text:p>
          </table:table-cell>
          <table:table-cell table:style-name="TableCell180">
            <text:p text:style-name="P181">-</text:p>
          </table:table-cell>
          <table:table-cell table:style-name="TableCell182">
            <text:p text:style-name="P183">nicht messen</text:p>
          </table:table-cell>
          <table:table-cell table:style-name="TableCell184">
            <text:p text:style-name="P185">+</text:p>
          </table:table-cell>
        </table:table-row>
        <table:table-row table:style-name="TableRow186">
          <table:table-cell table:style-name="TableCell187">
            <text:p text:style-name="P188">Schwefel</text:p>
          </table:table-cell>
          <table:table-cell table:style-name="TableCell189">
            <text:p text:style-name="P190">-</text:p>
          </table:table-cell>
          <table:table-cell table:style-name="TableCell191">
            <text:p text:style-name="P192">Nicht messen</text:p>
          </table:table-cell>
          <table:table-cell table:style-name="TableCell193">
            <text:p text:style-name="P194">unlöslich</text:p>
          </table:table-cell>
        </table:table-row>
      </table:table>
      <text:p text:style-name="P195"/>
      <text:p text:style-name="P196"/>
      <text:p text:style-name="P197">c)<text:tab/>Eisen und<text:s/>Kupfer bilden eine Gruppe (im festen Zustand elektrisch leitfähig; duktil, metallisch glänzend, hohe Wärmeleitfähigkeit).</text:p>
      <text:p text:style-name="P198">Natriumacetat und Kaliumnatriumtartrat bilden eine Gruppe (fest nicht elektrisch leitfähig, im flüssigen Zustand und in Lösung elektrisch leitfähig, spröde).</text:p>
      <text:p text:style-name="P199"/>
      <text:p text:style-name="P200">Glycerin, Schwefel und Wasser bilden eine Gruppe (in keinem Zustand elektrisch leitfähig, [Flüchtigkeit kann bei dieser Auswahl der Stoffe nur begrenzt erkannt werden]).</text:p>
      <text:p text:style-name="P201"/>
      <text:p text:style-name="P202"/>
      <text:p text:style-name="Standard"><text:span text:style-name="T203">TA:</text:span><text:span text:style-name="T204"><text:s/></text:span><text:span text:style-name="T205">Merke</text:span><text:span text:style-name="T206">: <text:s text:c="9"/>Man unterscheidet drei<text:s/></text:span><text:span text:style-name="T207">Stoffklassen</text:span><text:span text:style-name="T208"><text:s/>mit typischen Stoffeigenschaften:</text:span></text:p>
      <text:p text:style-name="Standard"><text:span text:style-name="T209"><draw:connector draw:type="line" svg:x1="1.11875in" svg:y1="0.52153in" svg:x2="2.70139in" svg:y2="0.16806in" draw:z-index="251685888" draw:id="id7" draw:style-name="a7" draw:name="Gerader Verbinder 19" text:anchor-type="paragraph"><svg:title/><svg:desc/></draw:connector></text:span></text:p>
      <text:p text:style-name="Standard"><text:span text:style-name="T210"><draw:connector draw:type="line" svg:x1="3.31667in" svg:y1="0.01319in" svg:x2="3.32639in" svg:y2="0.36736in" draw:z-index="251686912" draw:id="id8" draw:style-name="a8" draw:name="Gerader Verbinder 20" text:anchor-type="paragraph"><svg:title/><svg:desc/></draw:connector></text:span><text:span text:style-name="T211"><draw:connector draw:type="line" svg:x1="3.86875in" svg:y1="0.00764in" svg:x2="5.68125in" svg:y2="0.35139in" draw:z-index="251687936" draw:id="id9" draw:style-name="a9" draw:name="Gerader Verbinder 21" text:anchor-type="paragraph"><svg:title/><svg:desc/></draw:connector></text:span></text:p>
      <text:p text:style-name="P212"/>
      <text:p text:style-name="Standard"><text:span text:style-name="T213"><draw:frame draw:z-index="251682816" draw:id="id10" draw:style-name="a10" draw:name="Textfeld 17" text:anchor-type="paragraph" svg:x="4.85833in" svg:y="0.0125in" svg:width="1.45764in" svg:height="0.32292in" style:rel-width="scale" style:rel-height="scale"><draw:text-box><text:p text:style-name="P214">flüchtige Stoffe<text:s/></text:p></draw:text-box><svg:title/><svg:desc/></draw:frame></text:span><text:span text:style-name="T215"><draw:frame draw:z-index="251679744" draw:id="id11" draw:style-name="a11" draw:name="Textfeld 15" text:anchor-type="paragraph" svg:x="0in" svg:y="0.0125in" svg:width="0.90625in" svg:height="0.32292in" style:rel-width="scale" style:rel-height="scale"><draw:text-box><text:p text:style-name="P216">Salze</text:p></draw:text-box><svg:title/><svg:desc/></draw:frame></text:span><text:span text:style-name="T217"><draw:frame draw:z-index="251680768" draw:id="id12" draw:style-name="a12" draw:name="Textfeld 16" text:anchor-type="paragraph" svg:x="0.60833in" svg:y="0.0125in" svg:width="0.9375in" svg:height="0.375in" style:rel-width="scale" style:rel-height="scale"><draw:text-box><text:p text:style-name="P218">Metalle</text:p></draw:text-box><svg:title/><svg:desc/></draw:frame></text:span></text:p>
      <text:p text:style-name="Standard"><text:span text:style-name="T219"><draw:frame draw:z-index="251684864" draw:id="id13" draw:style-name="a13" draw:name="Textfeld 18" text:anchor-type="paragraph" svg:x="4.60833in" svg:y="0.25in" svg:width="2.125in" svg:height="1.13542in" style:rel-width="scale" style:rel-height="scale"><draw:text-box><text:p text:style-name="P220">flüssig oder gasförmig, nicht elektrisch leitfähig, niedrige Schmelz- und Siedepunkte</text:p><text:p text:style-name="P221"/></draw:text-box><svg:title/><svg:desc/></draw:frame></text:span><text:span text:style-name="T222"><draw:frame draw:z-index="251677696" draw:id="id14" draw:style-name="a14" draw:name="Textfeld 13" text:anchor-type="paragraph" svg:x="0in" svg:y="0.25833in" svg:width="2.14514in" svg:height="1.10417in" style:rel-width="scale" style:rel-height="scale"><draw:text-box><text:p text:style-name="P223">fest, metallisch glänzend, wärmeleitfähig, elektr. leitend,<text:s/>verformbar ohne zu brechen (duktil), hohe Schmelzpunkte</text:p></draw:text-box><svg:title/><svg:desc/></draw:frame></text:span><text:span text:style-name="T224"><draw:frame draw:z-index="251678720" draw:id="id15" draw:style-name="a15" draw:name="Textfeld 14" text:anchor-type="paragraph" svg:x="2.29583in" svg:y="0.26042in" svg:width="2.125in" svg:height="1.11389in" style:rel-width="scale" style:rel-height="scale"><draw:text-box><text:p text:style-name="P225">fest, kristallin, zerbrechlich (spröde), elektr. leitfähig im gelösten Zustand, hohe Schmelzpunkte</text:p><text:p text:style-name="P226"/></draw:text-box><svg:title/><svg:desc/></draw:frame></text:span><text:span text:style-name="T227"><text:s/></text:span></text:p>
      <text:soft-page-break/>
      <text:p text:style-name="P228"><text:span text:style-name="T229">Steckbrief</text:span></text:p>
      <text:p text:style-name="P230"/>
      <text:p text:style-name="P231"/>
      <text:p text:style-name="Standard"/>
      <text:p text:style-name="Standard"><text:span text:style-name="T232">Untersuchter Stoff: ____________________________________</text:span></text:p>
      <text:p text:style-name="Standard"/>
      <text:p text:style-name="P233"/>
      <text:p text:style-name="P234"><text:span text:style-name="T235">Aggregatzustand bei Raumtemperatur:</text:span></text:p>
      <text:p text:style-name="P236"><text:span text:style-name="T237">Farbe:</text:span></text:p>
      <text:p text:style-name="P238"><text:span text:style-name="T239">Härte:</text:span></text:p>
      <text:p text:style-name="P240"><text:span text:style-name="T241">Wärmeleitfähigkeit:</text:span></text:p>
      <text:p text:style-name="P242"><text:span text:style-name="T243">Magnetisierbarkeit:</text:span></text:p>
      <text:p text:style-name="P244"><text:span text:style-name="T245">Löslichkeit in Wasser:</text:span></text:p>
      <text:p text:style-name="P246"><text:span text:style-name="T247">Elektrische Leitfähigkeit</text:span></text:p>
      <text:p text:style-name="P248"><text:span text:style-name="T249">im festen Zustand:</text:span></text:p>
      <text:p text:style-name="P250"><text:span text:style-name="T251">im flüssigen Zustand:</text:span></text:p>
      <text:p text:style-name="P252"><text:span text:style-name="T253">im gelösten Zustand:</text:span></text:p>
      <text:p text:style-name="P254"/>
      <text:p text:style-name="Standard"/>
      <text:soft-page-break/>
      <text:p text:style-name="P255"><text:span text:style-name="T256">Steckbrief</text:span></text:p>
      <text:p text:style-name="Standard"/>
      <text:p text:style-name="Standard"/>
      <text:p text:style-name="Standard"/>
      <text:p text:style-name="Standard"><text:span text:style-name="T257">Untersuchter Stoff: ___________________</text:span><text:span text:style-name="T258">_________________</text:span></text:p>
      <text:p text:style-name="Standard"/>
      <text:p text:style-name="P259"/>
      <text:p text:style-name="P260"><text:span text:style-name="T261">Aggregatzustand bei Raumtemperatur:</text:span></text:p>
      <text:p text:style-name="P262"><text:span text:style-name="T263">Farbe:</text:span></text:p>
      <text:p text:style-name="P264"><text:span text:style-name="T265">Härte:</text:span></text:p>
      <text:p text:style-name="P266"><text:span text:style-name="T267">Wärmeleitfähigkeit:</text:span></text:p>
      <text:p text:style-name="P268"><text:span text:style-name="T269">Magnetisierbarkeit:</text:span></text:p>
      <text:p text:style-name="P270"><text:span text:style-name="T271">Löslichkeit in Wasser:</text:span></text:p>
      <text:p text:style-name="P272"><text:span text:style-name="T273">Elektrische Leitfähigkeit</text:span></text:p>
      <text:p text:style-name="P274"><text:span text:style-name="T275">im festen Zustand:</text:span></text:p>
      <text:p text:style-name="P276"><text:span text:style-name="T277">im flüssigen Zustand:</text:span></text:p>
      <text:p text:style-name="P278"><text:span text:style-name="T279">im gelösten Zustand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mic Sans MS" svg:font-family="Comic Sans MS" style:font-family-generic="script" style:font-pitch="variable" svg:panose-1="3 15 7 2 3 3 2 2 2 4"/>
    <style:font-face style:name="Cavolini" svg:font-family="Cavolini" style:font-family-generic="script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ans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Liberation 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asian="Liberation 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Liberation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laudia Eysel</dc:creator>
    <meta:creation-date>2020-10-20T15:25:00Z</meta:creation-date>
    <dc:date>2020-10-20T15:25:00Z</dc:date>
    <meta:print-date>2018-11-12T17:51:00Z</meta:print-date>
    <meta:template xlink:href="Normal" xlink:type="simple"/>
    <meta:editing-cycles>2</meta:editing-cycles>
    <meta:editing-duration>PT0S</meta:editing-duration>
    <meta:document-statistic meta:page-count="4" meta:paragraph-count="6" meta:word-count="460" meta:character-count="3358" meta:row-count="24" meta:non-whitespace-character-count="2904"/>
  </office:meta>
</office:document-meta>
</file>